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1">
      <style:paragraph-properties fo:margin-top="0in" fo:margin-bottom="0in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2">
      <style:paragraph-properties fo:margin-top="0in" fo:margin-bottom="0in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2">
      <style:paragraph-properties fo:margin-top="0in" fo:margin-bottom="0in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paragraph-rsid="001f7ee0" style:text-blinking="false" fo:background-color="transparent"/>
    </style:style>
    <style:style style:name="P5" style:family="paragraph" style:parent-style-name="Text_20_body" style:list-style-name="L2">
      <style:paragraph-properties fo:margin-top="0in" fo:margin-bottom="0in" style:contextual-spacing="false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paragraph-rsid="0020c5d3" style:text-blinking="false" fo:background-color="transparent"/>
    </style:style>
    <style:style style:name="T1" style:family="text">
      <style:text-properties officeooo:rsid="0011a2ed"/>
    </style:style>
    <style:style style:name="T2" style:family="text">
      <style:text-properties officeooo:rsid="0012f372"/>
    </style:style>
    <style:style style:name="T3" style:family="text">
      <style:text-properties officeooo:rsid="00146e2b"/>
    </style:style>
    <style:style style:name="T4" style:family="text">
      <style:text-properties officeooo:rsid="00157868"/>
    </style:style>
    <style:style style:name="T5" style:family="text">
      <style:text-properties officeooo:rsid="0016f981"/>
    </style:style>
    <style:style style:name="T6" style:family="text">
      <style:text-properties officeooo:rsid="0017ed59"/>
    </style:style>
    <style:style style:name="T7" style:family="text">
      <style:text-properties officeooo:rsid="0017fcc3"/>
    </style:style>
    <style:style style:name="T8" style:family="text">
      <style:text-properties officeooo:rsid="00196e01"/>
    </style:style>
    <style:style style:name="T9" style:family="text">
      <style:text-properties officeooo:rsid="001a5f57"/>
    </style:style>
    <style:style style:name="T10" style:family="text">
      <style:text-properties officeooo:rsid="001bd068"/>
    </style:style>
    <style:style style:name="T11" style:family="text">
      <style:text-properties officeooo:rsid="001d8c04"/>
    </style:style>
    <style:style style:name="T12" style:family="text">
      <style:text-properties officeooo:rsid="001df56b"/>
    </style:style>
    <style:style style:name="T13" style:family="text">
      <style:text-properties officeooo:rsid="001ff7a8"/>
    </style:style>
    <style:style style:name="T14" style:family="text">
      <style:text-properties officeooo:rsid="00210766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8aaa9195-748d-5f10-5cf4-d9dbb7da1090"/>Post Study Likert Scale (add-ons) Questionnaire:</text:p>
      <text:p text:style-name="Text_20_body"/>
      <text:list xml:id="list2624549533977211000" text:style-name="L1">
        <text:list-item>
          <text:p text:style-name="P2"><text:span text:style-name="T7">The</text:span> robot’s decisions improved <text:span text:style-name="T7">my</text:span> performance during <text:span text:style-name="T7">the </text:span>collaboration.</text:p>
        </text:list-item>
        <text:list-item>
          <text:p text:style-name="P2"><text:span text:style-name="T8">The </text:span>robot <text:span text:style-name="T8">was</text:span> committed to the collaboration.</text:p>
        </text:list-item>
        <text:list-item>
          <text:p text:style-name="P2"><text:span text:style-name="T9">T</text:span>he robot <text:span text:style-name="T9">wa</text:span>s satisfied with <text:span text:style-name="T9">my</text:span> collaborative behavior.</text:p>
        </text:list-item>
        <text:list-item>
          <text:p text:style-name="P2"><text:span text:style-name="T10">T</text:span>he robot underst<text:span text:style-name="T10">oo</text:span>d <text:span text:style-name="T10">my</text:span> emotions.</text:p>
        </text:list-item>
      </text:list>
      <text:p text:style-name="Text_20_body"><text:line-break/></text:p>
      <text:p text:style-name="P1">Open-ended questions (at the end):</text:p>
      <text:p text:style-name="Text_20_body"/>
      <text:list xml:id="list6460682991847618643" text:style-name="L2">
        <text:list-item>
          <text:p text:style-name="P3">In one or two sentence<text:span text:style-name="T3">s,</text:span> <text:span text:style-name="T11">describe</text:span> the first run with the robot:</text:p>
        </text:list-item>
        <text:list-item>
          <text:p text:style-name="P3">In one or two sentence<text:span text:style-name="T3">s</text:span> explain the second run:</text:p>
        </text:list-item>
        <text:list-item>
          <text:p text:style-name="P3">Which of <text:span text:style-name="T4">the </text:span>two <text:span text:style-name="T12">runs </text:span>with the robot do you prefer? Why?</text:p>
        </text:list-item>
        <text:list-item>
          <text:p text:style-name="P4">In which one of the two <text:span text:style-name="T12">runs did the robot exhibit behavior that could be useful in a more complex task? </text:span>Why?</text:p>
        </text:list-item>
        <text:list-item>
          <text:p text:style-name="P3">In which of the two <text:span text:style-name="T12">runs did the robot exhibit behavior that would in general </text:span>prevent human errors? <text:span text:style-name="T13">Which behaviors?</text:span></text:p>
        </text:list-item>
        <text:list-item>
          <text:p text:style-name="P5">In which of the two <text:span text:style-name="T12">runs did the robot exhibit behavior that would in general </text:span>improve efficiency of collaboration? <text:span text:style-name="T13">Which behaviors?</text:span></text:p>
        </text:list-item>
        <text:list-item>
          <text:p text:style-name="P3"><text:span text:style-name="T14">What was the most interesting behavior of the robot? In which run did it happen?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1T16:01:04.720377341</meta:creation-date>
    <dc:date>2016-06-22T16:47:36.220844383</dc:date>
    <meta:editing-duration>PT13M49S</meta:editing-duration>
    <meta:editing-cycles>18</meta:editing-cycles>
    <meta:generator>LibreOffice/4.2.8.2$Linux_X86_64 LibreOffice_project/420m0$Build-2</meta:generator>
    <meta:document-statistic meta:table-count="0" meta:image-count="0" meta:object-count="0" meta:page-count="1" meta:paragraph-count="14" meta:word-count="162" meta:character-count="911" meta:non-whitespace-character-count="772"/>
  </office:meta>
</office:document-meta>
</file>